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Ubuntu" svg:font-family="Ubuntu" style:font-adornments="Regular" style:font-pitch="variable"/>
    <style:font-face style:name="Ubuntu Condensed" svg:font-family="'Ubuntu Condensed'" style:font-adornments="Italic" style:font-pitch="variable"/>
    <style:font-face style:name="Ubuntu Mono" svg:font-family="'Ubuntu Mono'" style:font-adornments="Regular" style:font-pitch="fixed"/>
    <style:font-face style:name="Ubuntu1" svg:font-family="Ubuntu" style:font-adornments="Italic" style:font-pitch="variable"/>
    <style:font-face style:name="Ubuntu2" svg:font-family="Ubuntu" style:font-adornments="Bold" style:font-pitch="variable"/>
    <style:font-face style:name="Ubuntu3" svg:font-family="Ubuntu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443cm"/>
    </style:style>
    <style:style style:name="co5" style:family="table-column">
      <style:table-column-properties fo:break-before="auto" style:column-width="1.4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Calendar">
      <style:table-properties table:display="true" style:writing-mode="lr-tb" table:tab-color="#0078f8"/>
    </style:style>
    <number:date-style style:name="N50">
      <number:week-of-year/>
    </number:date-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7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50">
      <style:table-cell-properties fo:border-bottom="0.74pt solid #cccccc" fo:background-color="#ffffff" style:cell-protect="protected" style:print-content="true" style:diagonal-bl-tr="none" style:diagonal-tl-br="none" style:text-align-source="fix" style:repeat-content="false" fo:border-left="none" fo:border-right="none" style:rotation-align="none" fo:border-top="0.74pt solid #cccccc" style:vertical-align="middle"/>
      <style:paragraph-properties fo:text-align="center" fo:margin-left="0cm"/>
      <style:text-properties style:font-name="Ubuntu3" fo:font-size="18pt" fo:font-weight="bold" style:font-size-asian="18pt" style:font-weight-asian="bold" style:font-size-complex="18pt" style:font-weight-complex="bold"/>
    </style:style>
    <style:style style:name="ce9" style:family="table-cell" style:parent-style-name="Day">
      <style:table-cell-properties fo:border="none"/>
    </style:style>
    <style:style style:name="ce10" style:family="table-cell" style:parent-style-name="Default">
      <style:table-cell-properties fo:border-bottom="0.74pt dotted #999999" fo:border-left="none" fo:border-right="none" fo:border-top="0.74pt dotted #999999"/>
    </style:style>
    <style:style style:name="ce12" style:family="table-cell" style:parent-style-name="Default">
      <style:table-cell-properties fo:border-bottom="none" fo:border-left="none" fo:border-right="none" fo:border-top="0.74pt dotted #999999"/>
    </style:style>
    <style:style style:name="ce3" style:family="table-cell" style:parent-style-name="Year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ay_20_Header_20_1" style:data-style-name="N0">
      <style:table-cell-properties fo:border-bottom="none" style:diagonal-bl-tr="none" style:diagonal-tl-br="none" style:text-align-source="fix" style:repeat-content="false" fo:wrap-option="no-wrap" fo:border-left="0.74pt solid #d9d9d9" style:direction="ltr" fo:border-right="2.49pt solid #ffffff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Weekend">
      <style:table-cell-properties style:cell-protect="protected" style:print-content="true" style:rotation-align="none"/>
      <style:map style:condition="is-true-formula(MONTH([.B3])&lt;&gt;Calendar1MonthOption)" style:apply-style-name="ConditionalStyle_5f_1" style:base-cell-address="Calendar.B3"/>
    </style:style>
    <style:style style:name="ce7" style:family="table-cell" style:parent-style-name="Weekend">
      <style:table-cell-properties fo:border-bottom="none" style:cell-protect="protected" style:print-content="true" style:diagonal-bl-tr="none" style:diagonal-tl-br="none" fo:border-left="0.74pt solid #d9d9d9" fo:border-right="0.74pt solid #d9d9d9" style:rotation-align="none" fo:border-top="none"/>
      <style:map style:condition="is-true-formula(MONTH([.B3])&lt;&gt;Calendar1MonthOption)" style:apply-style-name="ConditionalStyle_5f_1" style:base-cell-address="Calendar.B3"/>
    </style:style>
    <style:style style:name="ce21" style:family="table-cell" style:parent-style-name="Default">
      <style:table-cell-properties fo:border="none"/>
    </style:style>
    <style:style style:name="ce27" style:family="table-cell" style:parent-style-name="Month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</style:style>
    <style:style style:name="ce38" style:family="table-cell" style:parent-style-name="Day_20_Header_20_2">
      <style:table-cell-properties fo:border-bottom="none" style:diagonal-bl-tr="none" style:diagonal-tl-br="none" fo:border-left="none" fo:border-right="2.49pt solid #ffffff" style:rotation-align="none" fo:border-top="0.74pt solid #d9d9d9"/>
    </style:style>
    <style:style style:name="ce167" style:family="table-cell" style:parent-style-name="Day">
      <style:table-cell-properties style:cell-protect="protected" style:print-content="true"/>
      <style:map style:condition="is-true-formula(MONTH([.B3])&lt;&gt;Calendar1MonthOption)" style:apply-style-name="ConditionalStyle_5f_1" style:base-cell-address="Calendar.B3"/>
    </style:style>
    <style:style style:name="ce40" style:family="table-cell" style:parent-style-name="Day">
      <style:table-cell-properties fo:background-color="#ffffff" style:cell-protect="protected" style:print-content="true" style:rotation-align="none"/>
      <style:map style:condition="is-true-formula(MONTH([.B3])&lt;&gt;Calendar1MonthOption)" style:apply-style-name="ConditionalStyle_5f_1" style:base-cell-address="Calendar.B3"/>
    </style:style>
    <style:style style:name="ce42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0.74pt solid #d9d9d9" style:rotation-align="none" fo:border-top="0.74pt solid #d9d9d9"/>
      <style:map style:condition="is-true-formula(MONTH([.B3])&lt;&gt;Calendar1MonthOption)" style:apply-style-name="ConditionalStyle_5f_1" style:base-cell-address="Calendar.B3"/>
    </style:style>
    <style:style style:name="ce72" style:family="table-cell" style:parent-style-name="Month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Notes_20_Header" style:data-style-name="N119">
      <style:table-cell-properties fo:background-color="transparent"/>
      <style:text-properties fo:color="#ffffff"/>
    </style:style>
    <style:style style:name="ce30" style:family="table-cell" style:parent-style-name="Default">
      <style:table-cell-properties fo:border-bottom="0.74pt dotted #999999" fo:border-left="none" fo:border-right="0.74pt solid #000000" fo:border-top="0.74pt dotted #999999"/>
    </style:style>
    <style:style style:name="ce31" style:family="table-cell" style:parent-style-name="Default">
      <style:table-cell-properties fo:border-bottom="none" fo:border-left="none" fo:border-right="0.74pt solid #000000" fo:border-top="0.74pt dotted #999999"/>
    </style:style>
    <style:style style:name="ce89" style:family="table-cell" style:parent-style-name="Tip" style:data-style-name="N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" style:family="table-cell" style:parent-style-name="Notes_20_Header" style:data-style-name="N11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order-bottom="0.74pt dotted #999999" fo:border-left="0.74pt solid #000000" fo:border-right="none" fo:border-top="0.74pt dotted #999999"/>
    </style:style>
    <style:style style:name="ce35" style:family="table-cell" style:parent-style-name="Default">
      <style:table-cell-properties fo:border-bottom="none" fo:border-left="0.74pt solid #000000" fo:border-right="none" fo:border-top="0.74pt dotted #999999"/>
    </style:style>
    <style:style style:name="ce99" style:family="table-cell" style:parent-style-name="Tip" style:data-style-name="N0">
      <style:table-cell-properties fo:background-color="#ffffff" style:diagonal-bl-tr="none" style:diagonal-tl-br="none" fo:border="none" style:rotation-align="none"/>
    </style:style>
    <style:style style:name="ce103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4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none" style:rotation-align="none" fo:border-top="0.74pt solid #d9d9d9"/>
      <style:map style:condition="is-true-formula(MONTH([.B3])&lt;&gt;Calendar1MonthOption)" style:apply-style-name="ConditionalStyle_5f_1" style:base-cell-address="Calendar.B3"/>
    </style:style>
    <style:style style:name="ce11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style:hyperlink xlink:href="#Notes.A1" xlink:type="simple"/>
        <loext:hyperlink xlink:href="#Notes.A1" xlink:type="simple"/>
      </style:table-cell-properties>
      <style:paragraph-properties css3t:text-justify="auto" fo:margin-left="0cm" style:writing-mode="page"/>
    </style:style>
    <style:style style:name="ce115" style:family="table-cell" style:parent-style-name="Day_20_Header_20_1" style:data-style-name="N0">
      <style:table-cell-properties fo:border-bottom="none" style:diagonal-bl-tr="none" style:diagonal-tl-br="none" fo:border-left="none" fo:border-right="0.74pt solid #d9d9d9" style:rotation-align="none" fo:border-top="0.74pt solid #d9d9d9"/>
    </style:style>
    <style:style style:name="ce39" style:family="table-cell" style:parent-style-name="Weekend">
      <style:table-cell-properties fo:border-bottom="none" style:cell-protect="protected" style:print-content="true" style:diagonal-bl-tr="none" style:diagonal-tl-br="none" fo:border-left="none" fo:border-right="0.74pt solid #d9d9d9" style:rotation-align="none" fo:border-top="none"/>
      <style:map style:condition="is-true-formula(MONTH([.B3])&lt;&gt;Calendar1MonthOption)" style:apply-style-name="ConditionalStyle_5f_1" style:base-cell-address="Calendar.B3"/>
    </style:style>
    <style:style style:name="ce118" style:family="table-cell" style:parent-style-name="Notes_20_Header" style:data-style-name="N11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</style:style>
    <style:style style:name="ce128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0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Calendar.B2">
          <table:help-message table:display="true"/>
          <table:error-message table:message-type="stop" table:display="true"/>
        </table:content-validation>
        <table:content-validation table:name="val2" table:condition="of:cell-content-is-in-list(&quot;Jan&quot;;&quot;Feb&quot;;&quot;Mar&quot;;&quot;Apr&quot;;&quot;May&quot;;&quot;Jun&quot;;&quot;Jul&quot;;&quot;Aug&quot;;&quot;Sep&quot;;&quot;Oct&quot;;&quot;Nov&quot;;&quot;Dec&quot;)" table:allow-empty-cell="true" table:display-list="unsorted" table:base-cell-address="Calendar.C1">
          <table:help-message table:display="true">
            <text:p>Select the first month for the calendar</text:p>
          </table:help-message>
          <table:error-message table:message-type="stop" table:display="true"/>
        </table:content-validation>
      </table:content-validations>
      <table:table table:name="Calendar" table:style-name="ta1" table:print-ranges="Calendar.A1:Calendar.H29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/>
          <table:table-cell table:style-name="ce3" office:value-type="float" office:value="2024" calcext:value-type="float">
            <text:p>2024</text:p>
          </table:table-cell>
          <table:table-cell table:style-name="ce27" table:content-validation-name="val2" office:value-type="string" calcext:value-type="string">
            <text:p>Mar</text:p>
          </table:table-cell>
          <table:table-cell table:style-name="ce72"/>
          <table:table-cell table:style-name="ce89"/>
          <table:table-cell table:style-name="ce99"/>
          <table:table-cell table:style-name="ce103" table:number-columns-spanned="2" table:number-rows-spanned="1"/>
          <table:covered-table-cell table:style-name="ce114"/>
          <table:table-cell table:style-name="ce1" table:number-columns-repeated="1016"/>
        </table:table-row>
        <table:table-row table:style-name="ro2">
          <table:table-cell table:style-name="ce75"/>
          <table:table-cell table:style-name="ce17" table:content-validation-name="val1" office:value-type="string" calcext:value-type="string">
            <text:p>Sun</text:p>
          </table:table-cell>
          <table:table-cell table:style-name="ce38" office:value-type="string" calcext:value-type="string">
            <text:p>Mon</text:p>
          </table:table-cell>
          <table:table-cell table:style-name="ce38" office:value-type="string" calcext:value-type="string">
            <text:p>Tue</text:p>
          </table:table-cell>
          <table:table-cell table:style-name="ce38" office:value-type="string" calcext:value-type="string">
            <text:p>Wed</text:p>
          </table:table-cell>
          <table:table-cell table:style-name="ce38" office:value-type="string" calcext:value-type="string">
            <text:p>Thu</text:p>
          </table:table-cell>
          <table:table-cell table:style-name="ce38" office:value-type="string" calcext:value-type="string">
            <text:p>Fri</text:p>
          </table:table-cell>
          <table:table-cell table:style-name="ce115" office:value-type="string" calcext:value-type="string">
            <text:p>Sat</text:p>
          </table:table-cell>
          <table:table-cell table:style-name="ce128" office:value-type="string" calcext:value-type="string">
            <text:p><text:s/></text:p>
          </table:table-cell>
          <table:table-cell table:style-name="ce130"/>
          <table:table-cell table:style-name="ce128" table:number-columns-repeated="1014"/>
        </table:table-row>
        <table:table-row table:style-name="ro3">
          <table:table-cell table:style-name="ce11" table:formula="of:=[.D3]" office:value-type="date" office:date-value="2024-02-27" calcext:value-type="date">
            <text:p>9</text:p>
          </table:table-cell>
          <table:table-cell table:style-name="ce5" table:number-matrix-columns-spanned="7" table:number-matrix-rows-spanned="1" table:formula="of:=Days+1+DATE(Calendar1Year;Calendar1MonthOption;1)-WEEKDAY(DATE(Calendar1Year;Calendar1MonthOption;1);WeekdayOption)" office:value-type="date" office:date-value="2024-02-25" calcext:value-type="date">
            <text:p>25</text:p>
          </table:table-cell>
          <table:table-cell table:style-name="ce167" office:value-type="date" office:date-value="2024-02-26" calcext:value-type="date">
            <text:p>26</text:p>
          </table:table-cell>
          <table:table-cell table:style-name="ce167" office:value-type="date" office:date-value="2024-02-27" calcext:value-type="date">
            <text:p>27</text:p>
          </table:table-cell>
          <table:table-cell table:style-name="ce167" office:value-type="date" office:date-value="2024-02-28" calcext:value-type="date">
            <text:p>28</text:p>
          </table:table-cell>
          <table:table-cell table:style-name="ce167" office:value-type="date" office:date-value="2024-02-29" calcext:value-type="date">
            <text:p>29</text:p>
          </table:table-cell>
          <table:table-cell table:style-name="ce167" office:value-type="date" office:date-value="2024-03-01" calcext:value-type="date">
            <text:p>01</text:p>
          </table:table-cell>
          <table:table-cell table:style-name="ce39" office:value-type="date" office:date-value="2024-03-02" calcext:value-type="date">
            <text:p>02</text:p>
          </table:table-cell>
          <table:table-cell table:number-columns-repeated="1016"/>
        </table:table-row>
        <table:table-row table:style-name="ro3">
          <table:table-cell table:style-name="ce11" table:formula="of:=[.D4]" office:value-type="date" office:date-value="2024-03-05" calcext:value-type="date">
            <text:p>10</text:p>
          </table:table-cell>
          <table:table-cell table:style-name="ce7" table:number-matrix-columns-spanned="7" table:number-matrix-rows-spanned="1" table:formula="of:=Days+8+DATE(Calendar1Year;Calendar1MonthOption;1)-WEEKDAY(DATE(Calendar1Year;Calendar1MonthOption;1);WeekdayOption)" office:value-type="date" office:date-value="2024-03-03" calcext:value-type="date">
            <text:p>03</text:p>
          </table:table-cell>
          <table:table-cell table:style-name="ce167" office:value-type="date" office:date-value="2024-03-04" calcext:value-type="date">
            <text:p>04</text:p>
          </table:table-cell>
          <table:table-cell table:style-name="ce167" office:value-type="date" office:date-value="2024-03-05" calcext:value-type="date">
            <text:p>05</text:p>
          </table:table-cell>
          <table:table-cell table:style-name="ce167" office:value-type="date" office:date-value="2024-03-06" calcext:value-type="date">
            <text:p>06</text:p>
          </table:table-cell>
          <table:table-cell table:style-name="ce167" office:value-type="date" office:date-value="2024-03-07" calcext:value-type="date">
            <text:p>07</text:p>
          </table:table-cell>
          <table:table-cell table:style-name="ce167" office:value-type="date" office:date-value="2024-03-08" calcext:value-type="date">
            <text:p>08</text:p>
          </table:table-cell>
          <table:table-cell table:style-name="ce39" office:value-type="date" office:date-value="2024-03-09" calcext:value-type="date">
            <text:p>09</text:p>
          </table:table-cell>
          <table:table-cell table:number-columns-repeated="1016"/>
        </table:table-row>
        <table:table-row table:style-name="ro3">
          <table:table-cell table:style-name="ce11" table:formula="of:=[.D5]" office:value-type="date" office:date-value="2024-03-12" calcext:value-type="date">
            <text:p>11</text:p>
          </table:table-cell>
          <table:table-cell table:style-name="ce7" table:number-matrix-columns-spanned="7" table:number-matrix-rows-spanned="1" table:formula="of:=Days+15+DATE(Calendar1Year;Calendar1MonthOption;1)-WEEKDAY(DATE(Calendar1Year;Calendar1MonthOption;1);WeekdayOption)" office:value-type="date" office:date-value="2024-03-10" calcext:value-type="date">
            <text:p>10</text:p>
          </table:table-cell>
          <table:table-cell table:style-name="ce40" office:value-type="date" office:date-value="2024-03-11" calcext:value-type="date">
            <text:p>11</text:p>
          </table:table-cell>
          <table:table-cell table:style-name="ce40" office:value-type="date" office:date-value="2024-03-12" calcext:value-type="date">
            <text:p>12</text:p>
          </table:table-cell>
          <table:table-cell table:style-name="ce42" office:value-type="date" office:date-value="2024-03-13" calcext:value-type="date">
            <text:p>13</text:p>
          </table:table-cell>
          <table:table-cell table:style-name="ce42" office:value-type="date" office:date-value="2024-03-14" calcext:value-type="date">
            <text:p>14</text:p>
          </table:table-cell>
          <table:table-cell table:style-name="ce42" office:value-type="date" office:date-value="2024-03-15" calcext:value-type="date">
            <text:p>15</text:p>
          </table:table-cell>
          <table:table-cell table:style-name="ce39" office:value-type="date" office:date-value="2024-03-16" calcext:value-type="date">
            <text:p>16</text:p>
          </table:table-cell>
          <table:table-cell table:number-columns-repeated="1016"/>
        </table:table-row>
        <table:table-row table:style-name="ro3">
          <table:table-cell table:style-name="ce11" table:formula="of:=[.D6]" office:value-type="date" office:date-value="2024-03-19" calcext:value-type="date">
            <text:p>12</text:p>
          </table:table-cell>
          <table:table-cell table:style-name="ce7" table:number-matrix-columns-spanned="7" table:number-matrix-rows-spanned="1" table:formula="of:=Days+22+DATE(Calendar1Year;Calendar1MonthOption;1)-WEEKDAY(DATE(Calendar1Year;Calendar1MonthOption;1);WeekdayOption)" office:value-type="date" office:date-value="2024-03-17" calcext:value-type="date">
            <text:p>17</text:p>
          </table:table-cell>
          <table:table-cell table:style-name="ce42" office:value-type="date" office:date-value="2024-03-18" calcext:value-type="date">
            <text:p>18</text:p>
          </table:table-cell>
          <table:table-cell table:style-name="ce42" office:value-type="date" office:date-value="2024-03-19" calcext:value-type="date">
            <text:p>19</text:p>
          </table:table-cell>
          <table:table-cell table:style-name="ce42" office:value-type="date" office:date-value="2024-03-20" calcext:value-type="date">
            <text:p>20</text:p>
          </table:table-cell>
          <table:table-cell table:style-name="ce42" office:value-type="date" office:date-value="2024-03-21" calcext:value-type="date">
            <text:p>21</text:p>
          </table:table-cell>
          <table:table-cell table:style-name="ce42" office:value-type="date" office:date-value="2024-03-22" calcext:value-type="date">
            <text:p>22</text:p>
          </table:table-cell>
          <table:table-cell table:style-name="ce39" office:value-type="date" office:date-value="2024-03-23" calcext:value-type="date">
            <text:p>23</text:p>
          </table:table-cell>
          <table:table-cell table:number-columns-repeated="1016"/>
        </table:table-row>
        <table:table-row table:style-name="ro3">
          <table:table-cell table:style-name="ce11" table:formula="of:=[.D7]" office:value-type="date" office:date-value="2024-03-26" calcext:value-type="date">
            <text:p>13</text:p>
          </table:table-cell>
          <table:table-cell table:style-name="ce7" table:number-matrix-columns-spanned="7" table:number-matrix-rows-spanned="1" table:formula="of:=Days+29+DATE(Calendar1Year;Calendar1MonthOption;1)-WEEKDAY(DATE(Calendar1Year;Calendar1MonthOption;1);WeekdayOption)" office:value-type="date" office:date-value="2024-03-24" calcext:value-type="date">
            <text:p>24</text:p>
          </table:table-cell>
          <table:table-cell table:style-name="ce42" office:value-type="date" office:date-value="2024-03-25" calcext:value-type="date">
            <text:p>25</text:p>
          </table:table-cell>
          <table:table-cell table:style-name="ce42" office:value-type="date" office:date-value="2024-03-26" calcext:value-type="date">
            <text:p>26</text:p>
          </table:table-cell>
          <table:table-cell table:style-name="ce42" office:value-type="date" office:date-value="2024-03-27" calcext:value-type="date">
            <text:p>27</text:p>
          </table:table-cell>
          <table:table-cell table:style-name="ce42" office:value-type="date" office:date-value="2024-03-28" calcext:value-type="date">
            <text:p>28</text:p>
          </table:table-cell>
          <table:table-cell table:style-name="ce104" office:value-type="date" office:date-value="2024-03-29" calcext:value-type="date">
            <text:p>29</text:p>
          </table:table-cell>
          <table:table-cell table:style-name="ce5" office:value-type="date" office:date-value="2024-03-30" calcext:value-type="date">
            <text:p>30</text:p>
          </table:table-cell>
          <table:table-cell table:number-columns-repeated="1016"/>
        </table:table-row>
        <table:table-row table:style-name="ro3">
          <table:table-cell table:style-name="ce11"/>
          <table:table-cell table:style-name="ce5" table:number-matrix-columns-spanned="7" table:number-matrix-rows-spanned="1" table:formula="of:=Days+36+DATE(Calendar1Year;Calendar1MonthOption;1)-WEEKDAY(DATE(Calendar1Year;Calendar1MonthOption;1);WeekdayOption)" office:value-type="date" office:date-value="2024-03-31" calcext:value-type="date">
            <text:p>31</text:p>
          </table:table-cell>
          <table:table-cell table:style-name="ce42" office:value-type="date" office:date-value="2024-04-01" calcext:value-type="date">
            <text:p>01</text:p>
          </table:table-cell>
          <table:table-cell table:style-name="ce45" office:value-type="date" office:date-value="2024-04-02" calcext:value-type="date" table:number-columns-spanned="5" table:number-rows-spanned="1">
            <text:p>02</text:p>
          </table:table-cell>
          <table:covered-table-cell table:style-name="ce92" office:value-type="date" office:date-value="2024-04-03" calcext:value-type="date">
            <text:p>03</text:p>
          </table:covered-table-cell>
          <table:covered-table-cell table:style-name="ce92" office:value-type="date" office:date-value="2024-04-04" calcext:value-type="date">
            <text:p>04</text:p>
          </table:covered-table-cell>
          <table:covered-table-cell table:style-name="ce92" office:value-type="date" office:date-value="2024-04-05" calcext:value-type="date">
            <text:p>05</text:p>
          </table:covered-table-cell>
          <table:covered-table-cell table:style-name="ce118" office:value-type="date" office:date-value="2024-04-06" calcext:value-type="date">
            <text:p>06</text:p>
          </table:covered-table-cell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4" table:number-rows-spanned="1">
            <text:p>Achievements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Deliverables</text:p>
          </table:table-cell>
          <table:covered-table-cell table:number-columns-repeated="3" table:style-name="ce21"/>
          <table:table-cell table:number-columns-repeated="1016"/>
        </table:table-row>
        <table:table-row table:style-name="ro4" table:number-rows-repeated="19">
          <table:table-cell table:style-name="ce10" table:number-columns-repeated="3"/>
          <table:table-cell table:style-name="ce30"/>
          <table:table-cell table:style-name="ce34"/>
          <table:table-cell table:style-name="ce10" table:number-columns-repeated="3"/>
          <table:table-cell table:number-columns-repeated="1016"/>
        </table:table-row>
        <table:table-row table:style-name="ro4">
          <table:table-cell table:style-name="ce12" table:number-columns-repeated="3"/>
          <table:table-cell table:style-name="ce31"/>
          <table:table-cell table:style-name="ce35"/>
          <table:table-cell table:style-name="ce12" table:number-columns-repeated="3"/>
          <table:table-cell table:number-columns-repeated="1016"/>
        </table:table-row>
        <table:table-row table:style-name="ro4" table:number-rows-repeated="54">
          <table:table-cell table:style-name="Default"/>
          <table:table-cell table:number-columns-repeated="1023"/>
        </table:table-row>
        <table:table-row table:style-name="ro5" table:number-rows-repeated="1048318">
          <table:table-cell table:number-columns-repeated="1024"/>
        </table:table-row>
        <table:table-row table:style-name="ro6" table:number-rows-repeated="1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Calendar.$A$1" table:cell-range-address="$Calendar.$A$1:.$I$8" table:range-usable-as="print-range"/>
        </table:named-expressions>
        <calcext:conditional-formats>
          <calcext:conditional-format calcext:target-range-address="Calendar.B3:Calendar.H7 Calendar.B8:Calendar.C8">
            <calcext:condition calcext:apply-style-name="ConditionalStyle_1" calcext:value="formula-is(MONTH([.B3])&lt;&gt;Calendar1MonthOption)" calcext:base-cell-address="Calendar.B3"/>
          </calcext:conditional-format>
        </calcext:conditional-formats>
      </table:table>
      <table:named-expressions>
        <table:named-range table:name="Calendar1Month" table:base-cell-address="$Calendar.$A$1" table:cell-range-address="$Calendar.$C$1"/>
        <table:named-expression table:name="Calendar1MonthOption" table:base-cell-address="$Calendar.$A$1" table:expression="MATCH(Calendar1Month;Months;0)"/>
        <table:named-range table:name="Calendar1Year" table:base-cell-address="$Calendar.$A$1" table:cell-range-address="$Calendar.$B$1"/>
        <table:named-expression table:name="Calendar2Month" table:base-cell-address="$Calendar.$A$1" table:expression="#REF!"/>
        <table:named-expression table:name="Calendar2MonthOption" table:base-cell-address="$Calendar.$A$1" table:expression="MATCH(Calendar2Month;Months;0)"/>
        <table:named-expression table:name="Calendar2Year" table:base-cell-address="$Calendar.$A$1" table:expression="#REF!"/>
        <table:named-expression table:name="Calendar3Month" table:base-cell-address="$Calendar.$A$1" table:expression="#REF!"/>
        <table:named-expression table:name="Calendar3MonthOption" table:base-cell-address="$Calendar.$A$1" table:expression="MATCH(Calendar3Month;Months;0)"/>
        <table:named-expression table:name="Calendar3Year" table:base-cell-address="$Calendar.$A$1" table:expression="#REF!"/>
        <table:named-expression table:name="Days" table:base-cell-address="$Calendar.$A$1" table:expression="{0;1;2;3;4;5;6}"/>
        <table:named-expression table:name="Months" table:base-cell-address="$Calendar.$C$1" table:expression="{&quot;Jan&quot;;&quot;Feb&quot;;&quot;Mar&quot;;&quot;Apr&quot;;&quot;May&quot;;&quot;Jun&quot;;&quot;Jul&quot;;&quot;Aug&quot;;&quot;Sep&quot;;&quot;Oct&quot;;&quot;Nov&quot;;&quot;Dec&quot;}"/>
        <table:named-expression table:name="WeekdayOption" table:base-cell-address="$Calendar.$A$1" table:expression="MATCH(WeekStart;Weekdays;0)+10"/>
        <table:named-expression table:name="Weekdays" table:base-cell-address="$Calendar.$B$1" table:expression="{&quot;Mon&quot;;&quot;Tue&quot;;&quot;Wed&quot;;&quot;Thu&quot;;&quot;Fri&quot;;&quot;Sat&quot;;&quot;Sun&quot;}"/>
        <table:named-range table:name="WeekStart" table:base-cell-address="$Calendar.$A$1" table:cell-range-address="$Calendar.$B$2"/>
        <table:named-expression table:name="WeekStartValue" table:base-cell-address="$Calendar.$B$1" table:expression="IF(WeekStart=&quot;Mon&quot;;2;1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Ubuntu" svg:font-family="Ubuntu" style:font-adornments="Regular" style:font-pitch="variable"/>
    <style:font-face style:name="Ubuntu Condensed" svg:font-family="'Ubuntu Condensed'" style:font-adornments="Italic" style:font-pitch="variable"/>
    <style:font-face style:name="Ubuntu Mono" svg:font-family="'Ubuntu Mono'" style:font-adornments="Regular" style:font-pitch="fixed"/>
    <style:font-face style:name="Ubuntu1" svg:font-family="Ubuntu" style:font-adornments="Italic" style:font-pitch="variable"/>
    <style:font-face style:name="Ubuntu2" svg:font-family="Ubuntu" style:font-adornments="Bold" style:font-pitch="variable"/>
    <style:font-face style:name="Ubuntu3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Ubuntu" fo:font-family="Ubuntu" style:font-style-name="Regular" style:font-pitch="variable" fo:font-size="18pt" style:font-name-asian="Noto Sans CJK SC Regular" style:font-family-asian="'Noto Sans CJK SC Regular'" style:font-family-generic-asian="system" style:font-pitch-asian="variable" style:font-size-asian="9pt" style:font-name-complex="FreeSans" style:font-family-complex="FreeSans" style:font-family-generic-complex="system" style:font-pitch-complex="variable" style:font-size-complex="9pt"/>
    </style:style>
    <number:number-style style:name="N0">
      <number:number number:min-integer-digits="1"/>
    </number:number-style>
    <number:date-style style:name="N119">
      <number:day number:style="long"/>
    </number:date-style>
    <number:date-style style:name="N12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21">
      <number:text-content/>
      <style:map style:condition="value()&lt;=1.7976931348623157E+308" style:apply-style-name="N121P0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</number:date-style>
    <number:number-style style:name="N10121P0" style:volatile="true" number:language="en" number:country="ZA">
      <number:number number:decimal-places="2" number:min-decimal-places="2" number:min-integer-digits="1" number:grouping="true"/>
    </number:number-style>
    <number:number-style style:name="N10121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5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25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5" number:language="en" number:country="Z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7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7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8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30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30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30P0"/>
    </number:number-style>
    <number:date-style style:name="N10131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35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ZA">
      <number:text> R </number:text>
      <number:fill-character> </number:fill-character>
      <number:text>- </number:text>
    </number:number-style>
    <number:text-style style:name="N10135" number:language="en" number:country="ZA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36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36P0"/>
    </number:number-style>
    <number:date-style style:name="N10137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38" number:language="en" number:country="ZA">
      <number:day number:style="long"/>
      <number:text>-</number:text>
      <number:month number:textual="true"/>
    </number:date-style>
    <number:date-style style:name="N10139" number:language="en" number:country="ZA">
      <number:month number:textual="true"/>
      <number:text>-</number:text>
      <number:year/>
    </number:date-style>
    <number:number-style style:name="N10143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ZA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en" number:country="ZA">
      <number:number number:decimal-places="0" number:min-decimal-places="0" number:min-integer-digits="1" number:grouping="true"/>
    </number:number-style>
    <number:number-style style:name="N10144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44P0"/>
    </number:number-style>
    <number:number-style style:name="N10145P0" style:volatile="true" number:language="en" number:country="ZA">
      <number:number number:decimal-places="0" number:min-decimal-places="0" number:min-integer-digits="1" number:grouping="true"/>
    </number:number-style>
    <number:number-style style:name="N10145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9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9P2" style:volatile="true" number:language="en" number:country="ZA">
      <number:text> </number:text>
      <number:fill-character> </number:fill-character>
      <number:text>- </number:text>
    </number:number-style>
    <number:text-style style:name="N10149" number:language="en" number:country="ZA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en" number:country="ZA">
      <number:number number:decimal-places="2" number:min-decimal-places="2" number:min-integer-digits="1" number:grouping="true"/>
    </number:number-style>
    <number:number-style style:name="N10150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50P0"/>
    </number:number-style>
    <number:date-style style:name="N20129" number:language="en" number:country="US">
      <number:month number:style="long"/>
      <number:text>/</number:text>
      <number:day number:style="long"/>
      <number:text>/</number:text>
      <number:year/>
      <number:text> </number:text>
      <number:week-of-year/>
    </number:date-style>
    <number:date-style style:name="N30121" number:language="af" number:country="ZA">
      <number:year number:style="long"/>
      <number:text>-</number:text>
      <number:month number:style="long"/>
      <number:text>-</number:text>
      <number:day number:style="long"/>
      <number:text>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border="0.06pt solid #cccccc" style:rotation-align="none" style:vertical-align="bottom"/>
      <style:paragraph-properties fo:text-align="start" fo:margin-left="0.503cm"/>
      <style:text-properties style:font-name="Ubuntu" fo:font-family="Ubuntu" style:font-style-name="Regular" style:font-pitch="variable" fo:font-size="18pt" style:font-size-asian="9pt" style:font-size-complex="9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ay" style:family="table-cell" style:parent-style-name="Default" style:data-style-name="N119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top"/>
      <style:paragraph-properties fo:text-align="start" fo:margin-left="0.106cm" style:writing-mode="page"/>
      <style:text-properties fo:color="#1c1c1c" style:text-outline="false" style:text-line-through-style="none" style:text-line-through-type="none" style:font-name="Ubuntu" fo:font-family="Ubuntu" style:font-style-name="Regular" style:font-pitch="variable" fo:font-size="1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y_20_Detail" style:display-name="Day Detail" style:family="table-cell" style:parent-style-name="Default" style:data-style-name="N119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ay_20_Detail_20_2" style:display-name="Day Detail 2" style:family="table-cell" style:parent-style-name="Default" style:data-style-name="N119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ay_20_Header_20_1" style:display-name="Day Header 1" style:family="table-cell" style:parent-style-name="Default">
      <style:table-cell-properties fo:border-bottom="none" fo:background-color="#df7514" style:cell-protect="protected" style:print-content="true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Ubuntu Condensed" fo:font-family="'Ubuntu Condensed'" style:font-style-name="Italic" style:font-pitch="variable" fo:font-size="15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Day_20_Header_20_2" style:display-name="Day Header 2" style:family="table-cell" style:parent-style-name="Default" style:data-style-name="N0">
      <style:table-cell-properties fo:border-bottom="none" fo:background-color="#0078f8" style:cell-protect="protected" style:print-content="true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Ubuntu1" fo:font-family="Ubuntu" style:font-style-name="Italic" style:font-pitch="variable" fo:font-size="15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Excel_20_Built-in_20_40_25__20_-_20_Accent1" style:display-name="Excel Built-in 40% - Accent1" style:family="table-cell" style:parent-style-name="Default">
      <style:table-cell-properties fo:background-color="#a3e2dd"/>
      <style:text-properties fo:color="#4b4b4b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29e95" style:diagonal-bl-tr="none" style:diagonal-tl-br="none" fo:border="0.74pt solid #75d3cc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Accent5" style:display-name="Excel Built-in Accent5" style:family="table-cell" style:parent-style-name="Default">
      <style:table-cell-properties fo:background-color="#e34742" style:diagonal-bl-tr="none" style:diagonal-tl-br="none" style:text-align-source="value-type" style:repeat-content="false" fo:wrap-option="no-wrap" fo:border="2.49pt solid #7f7f7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order="none"/>
      <style:text-properties fo:color="#595959" style:text-outline="false" style:text-line-through-style="none" style:text-line-through-type="none" style:font-name="Arial" fo:font-family="Arial" style:font-family-generic="swiss" fo:font-size="28pt" fo:font-style="normal" fo:text-shadow="none" style:text-underline-style="none" fo:font-weight="bold" style:font-size-asian="28pt" style:font-style-asian="normal" style:font-weight-asian="bold" style:font-name-complex="Arial" style:font-family-complex="Arial" style:font-family-generic-complex="swiss" style:font-size-complex="28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02060" style:text-outline="false" style:text-line-through-style="none" style:text-line-through-type="none" style:font-name="Trebuchet MS" fo:font-family="'Trebuchet MS'" style:font-family-generic="swiss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Hidden" style:family="table-cell" style:parent-style-name="Default">
      <style:text-properties fo:color="#ffffff" style:text-outline="false" style:text-line-through-style="none" style:text-line-through-type="none" style:font-name="Arial" fo:font-family="Arial" style:font-family-generic="swiss" fo:font-size="1pt" fo:font-style="normal" fo:text-shadow="none" style:text-underline-style="none" fo:font-weight="normal" style:font-size-asian="1pt" style:font-style-asian="normal" style:font-weight-asian="normal" style:font-name-complex="Arial" style:font-family-complex="Arial" style:font-family-generic-complex="swiss" style:font-size-complex="1pt" style:font-style-complex="normal" style:font-weight-complex="normal"/>
    </style:style>
    <style:style style:name="Holiday" style:family="table-cell" style:parent-style-name="Default" style:data-style-name="N119">
      <style:table-cell-properties fo:border-bottom="none" fo:background-color="#d0d0d0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onth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3.519cm" style:writing-mode="page"/>
      <style:text-properties fo:color="#660000" style:text-outline="false" style:text-line-through-style="none" style:text-line-through-type="none" style:font-name="Ubuntu Mono" fo:font-family="'Ubuntu Mono'" style:font-style-name="Regular" style:font-pitch="fixed" fo:font-size="32pt" fo:font-style="normal" fo:text-shadow="none" style:text-underline-style="none" fo:font-weight="bold" style:font-size-asian="36pt" style:font-style-asian="normal" style:font-weight-asian="normal" style:font-size-complex="36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s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503cm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tes_20_Header" style:display-name="Notes Header" style:family="table-cell" style:parent-style-name="Default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8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ip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name-complex="Arial" style:font-family-complex="Arial" style:font-family-generic-complex="swiss" style:font-size-complex="9pt" style:font-style-complex="normal" style:font-weight-complex="bold"/>
    </style:style>
    <style:style style:name="Weekend" style:family="table-cell" style:parent-style-name="Default" style:data-style-name="N119">
      <style:table-cell-properties fo:background-color="#f4f4f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top"/>
      <style:paragraph-properties fo:text-align="start" fo:margin-left="0.106cm" style:writing-mode="page"/>
      <style:text-properties fo:color="#666666" style:text-outline="false" style:text-line-through-style="none" style:text-line-through-type="none" style:font-name="Ubuntu" fo:font-family="Ubuntu" style:font-style-name="Regular" style:font-pitch="variable" fo:font-size="18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eekend_20_Detail" style:display-name="Weekend Detail" style:family="table-cell" style:parent-style-name="Default" style:data-style-name="N119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eekend_20_Detail_20_2" style:display-name="Weekend Detail 2" style:family="table-cell" style:parent-style-name="Default" style:data-style-name="N119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Year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Ubuntu2" fo:font-family="Ubuntu" style:font-style-name="Bold" style:font-pitch="variable" fo:font-size="24pt" fo:font-style="normal" fo:text-shadow="none" style:text-underline-style="none" fo:font-weight="bold" style:font-size-asian="28pt" style:font-style-asian="normal" style:font-weight-asian="bold" style:font-name-complex="Arial" style:font-family-complex="Arial" style:font-family-generic-complex="swiss" style:font-size-complex="28pt" style:font-style-complex="normal" style:font-weight-complex="bold"/>
    </style:style>
    <style:style style:name="ConditionalStyle_5f_12" style:display-name="ConditionalStyle_12" style:family="table-cell" style:parent-style-name="Default">
      <style:table-cell-properties style:vertical-align="top"/>
      <style:paragraph-properties fo:margin-left="0cm"/>
      <style:text-properties fo:color="#808080" fo:font-size="15pt" fo:font-style="italic"/>
    </style:style>
    <style:style style:name="ConditionalStyle_5f_11" style:display-name="ConditionalStyle_11" style:family="table-cell" style:parent-style-name="Default">
      <style:table-cell-properties style:vertical-align="top"/>
      <style:paragraph-properties fo:margin-left="0cm"/>
      <style:text-properties fo:color="#808080" fo:font-size="11pt" fo:font-style="italic"/>
    </style:style>
    <style:style style:name="ConditionalStyle_5f_10" style:display-name="ConditionalStyle_10" style:family="table-cell" style:parent-style-name="Default">
      <style:table-cell-properties style:vertical-align="top"/>
      <style:paragraph-properties fo:margin-left="0cm"/>
      <style:text-properties fo:color="#808080" fo:font-size="11pt" fo:font-style="italic"/>
    </style:style>
    <style:style style:name="ConditionalStyle_5f_9" style:display-name="ConditionalStyle_9" style:family="table-cell" style:parent-style-name="Default">
      <style:text-properties fo:color="#d9d9d9"/>
    </style:style>
    <style:style style:name="ConditionalStyle_5f_8" style:display-name="ConditionalStyle_8" style:family="table-cell" style:parent-style-name="Default">
      <style:text-properties fo:color="#d9d9d9"/>
    </style:style>
    <style:style style:name="ConditionalStyle_5f_7" style:display-name="ConditionalStyle_7" style:family="table-cell" style:parent-style-name="Default">
      <style:text-properties fo:color="#d9d9d9"/>
    </style:style>
    <style:style style:name="ConditionalStyle_5f_6" style:display-name="ConditionalStyle_6" style:family="table-cell" style:parent-style-name="Default">
      <style:text-properties fo:color="#d9d9d9"/>
    </style:style>
    <style:style style:name="ConditionalStyle_5f_5" style:display-name="ConditionalStyle_5" style:family="table-cell" style:parent-style-name="Default">
      <style:text-properties fo:color="#d9d9d9"/>
    </style:style>
    <style:style style:name="ConditionalStyle_5f_4" style:display-name="ConditionalStyle_4" style:family="table-cell" style:parent-style-name="Default">
      <style:text-properties fo:color="#d9d9d9"/>
    </style:style>
    <style:style style:name="ConditionalStyle_5f_3" style:display-name="ConditionalStyle_3" style:family="table-cell" style:parent-style-name="Default">
      <style:text-properties fo:color="#d9d9d9"/>
    </style:style>
    <style:style style:name="ConditionalStyle_5f_2" style:display-name="ConditionalStyle_2" style:family="table-cell" style:parent-style-name="Default">
      <style:text-properties fo:color="#d9d9d9"/>
    </style:style>
    <style:style style:name="ConditionalStyle_5f_1" style:display-name="ConditionalStyle_1" style:family="table-cell" style:parent-style-name="Default">
      <style:table-cell-properties style:vertical-align="top"/>
      <style:paragraph-properties fo:margin-left="0.141cm"/>
      <style:text-properties fo:color="#808080" fo:font-size="18pt" fo:font-style="italic" fo:font-weight="normal"/>
    </style:style>
    <style:style style:name="Excel_20_Built-in_20_Title" style:display-name="Excel Built-in Title" style:family="table-cell" style:parent-style-name="Default">
      <style:text-properties fo:color="#616668" style:text-outline="false" style:text-line-through-style="none" style:text-line-through-type="none" style:font-name="Trebuchet MS" fo:font-family="'Trebuchet MS'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print-page-order="ttb" style:first-page-number="continue" style:scale-to-pages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svg:height="0.101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 style:data-style-name="N2" text:time-value="15:46:13.8088396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lendar" style:display-name="PageStyle_Calendar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Calendar design by SASchools</text:span></text:p>
        </style:region-left>
        <style:region-right>
          <text:p><text:span text:style-name="MT1">http://saschools.co.za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</meta:initial-creator>
    <meta:print-date>2023-12-05T15:56:28.968621457</meta:print-date>
    <meta:creation-date>2014-06-13T13:40:16</meta:creation-date>
    <dc:date>2023-12-05T15:56:30.368928640</dc:date>
    <meta:generator>LibreOffice/7.6.2.1$Linux_X86_64 LibreOffice_project/56f7684011345957bbf33a7ee678afaf4d2ba333</meta:generator>
    <meta:editing-duration>PT1H59M44S</meta:editing-duration>
    <meta:editing-cycles>57</meta:editing-cycles>
    <meta:printed-by>PDF files</meta:printed-by>
    <meta:document-statistic meta:table-count="1" meta:cell-count="5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